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bd" officeooo:paragraph-rsid="0017c2bd"/>
    </style:style>
    <style:style style:name="P2" style:family="paragraph" style:parent-style-name="Standard">
      <style:text-properties style:text-underline-style="solid" style:text-underline-width="auto" style:text-underline-color="font-color" officeooo:rsid="0017c2bd" officeooo:paragraph-rsid="0017c2bd"/>
    </style:style>
    <style:style style:name="P3" style:family="paragraph" style:parent-style-name="Standard">
      <style:text-properties style:text-underline-style="solid" style:text-underline-width="auto" style:text-underline-color="font-color" officeooo:rsid="00250b68" officeooo:paragraph-rsid="00250b68"/>
    </style:style>
    <style:style style:name="P4" style:family="paragraph" style:parent-style-name="Standard">
      <style:text-properties style:text-underline-style="none" officeooo:rsid="0017c2bd" officeooo:paragraph-rsid="0017c2bd"/>
    </style:style>
    <style:style style:name="P5" style:family="paragraph" style:parent-style-name="Standard">
      <style:text-properties style:text-underline-style="none" officeooo:rsid="0017e28e" officeooo:paragraph-rsid="0017e28e"/>
    </style:style>
    <style:style style:name="P6" style:family="paragraph" style:parent-style-name="Standard">
      <style:text-properties style:text-underline-style="none" officeooo:rsid="00192877" officeooo:paragraph-rsid="00192877"/>
    </style:style>
    <style:style style:name="P7" style:family="paragraph" style:parent-style-name="Standard">
      <style:text-properties style:text-underline-style="none" officeooo:rsid="00192877" officeooo:paragraph-rsid="0019cd3e"/>
    </style:style>
    <style:style style:name="P8" style:family="paragraph" style:parent-style-name="Standard">
      <style:text-properties style:text-underline-style="none" officeooo:rsid="00192877" officeooo:paragraph-rsid="001b2434"/>
    </style:style>
    <style:style style:name="P9" style:family="paragraph" style:parent-style-name="Standard">
      <style:text-properties style:text-underline-style="none" officeooo:rsid="00192877" officeooo:paragraph-rsid="001eba74"/>
    </style:style>
    <style:style style:name="P10" style:family="paragraph" style:parent-style-name="Standard">
      <style:text-properties style:text-underline-style="none" officeooo:rsid="00192877" officeooo:paragraph-rsid="0020365b"/>
    </style:style>
    <style:style style:name="P11" style:family="paragraph" style:parent-style-name="Standard">
      <style:text-properties style:text-underline-style="none" officeooo:rsid="001c6966" officeooo:paragraph-rsid="001c6966"/>
    </style:style>
    <style:style style:name="P12" style:family="paragraph" style:parent-style-name="Standard">
      <style:text-properties style:text-underline-style="none" officeooo:rsid="001c6966" officeooo:paragraph-rsid="001df901"/>
    </style:style>
    <style:style style:name="P13" style:family="paragraph" style:parent-style-name="Standard">
      <style:text-properties style:text-underline-style="none" officeooo:rsid="00250b68" officeooo:paragraph-rsid="00250b68"/>
    </style:style>
    <style:style style:name="P14" style:family="paragraph" style:parent-style-name="Standard">
      <style:text-properties style:text-underline-style="none" officeooo:rsid="00256b44" officeooo:paragraph-rsid="00256b44"/>
    </style:style>
    <style:style style:name="P15" style:family="paragraph" style:parent-style-name="Standard">
      <style:text-properties style:text-underline-style="none" officeooo:rsid="002a59ac" officeooo:paragraph-rsid="002a59ac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c2bd" officeooo:paragraph-rsid="0017c2bd"/>
    </style:style>
    <style:style style:name="T1" style:family="text">
      <style:text-properties officeooo:rsid="0019cd3e"/>
    </style:style>
    <style:style style:name="T2" style:family="text">
      <style:text-properties officeooo:rsid="001b2434"/>
    </style:style>
    <style:style style:name="T3" style:family="text">
      <style:text-properties officeooo:rsid="001bfd62"/>
    </style:style>
    <style:style style:name="T4" style:family="text">
      <style:text-properties officeooo:rsid="001c696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eb22" style:font-size-asian="12pt" style:font-size-complex="12pt"/>
    </style:style>
    <style:style style:name="T7" style:family="text">
      <style:text-properties fo:font-size="12pt" officeooo:rsid="001df901" style:font-size-asian="12pt" style:font-size-complex="12pt"/>
    </style:style>
    <style:style style:name="T8" style:family="text">
      <style:text-properties fo:font-size="12pt" officeooo:rsid="0028d44a" style:font-size-asian="12pt" style:font-size-complex="12pt"/>
    </style:style>
    <style:style style:name="T9" style:family="text">
      <style:text-properties fo:font-size="12pt" officeooo:rsid="001c6966" style:font-size-asian="12pt" style:font-size-complex="12pt"/>
    </style:style>
    <style:style style:name="T10" style:family="text">
      <style:text-properties officeooo:rsid="001eba74"/>
    </style:style>
    <style:style style:name="T11" style:family="text">
      <style:text-properties officeooo:rsid="001eed26"/>
    </style:style>
    <style:style style:name="T12" style:family="text">
      <style:text-properties officeooo:rsid="0020365b"/>
    </style:style>
    <style:style style:name="T13" style:family="text">
      <style:text-properties officeooo:rsid="0021ef55"/>
    </style:style>
    <style:style style:name="T14" style:family="text">
      <style:text-properties officeooo:rsid="002a59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</text:p>
      <text:p text:style-name="P16">submitted by – Sammi Abida Salma <text:span text:style-name="T3">(sasalma)</text:span></text:p>
      <text:p text:style-name="P1"/>
      <text:p text:style-name="P2">command line to run</text:p>
      <text:p text:style-name="P5">sbt compile</text:p>
      <text:p text:style-name="P5">sbt run</text:p>
      <text:p text:style-name="P4"/>
      <text:p text:style-name="P2">Description of the code</text:p>
      <text:p text:style-name="P6"/>
      <text:p text:style-name="P6">main(args: Array[String]) </text:p>
      <text:p text:style-name="P10">– <text:span text:style-name="T12">This function simply calls the functions “train” to train the system and <text:s/>“</text:span>operationOnFile “ <text:span text:style-name="T13">to</text:span> <text:span text:style-name="T12">classify a set of pairs of <text:s/>premise and hypothesis.</text:span></text:p>
      <text:p text:style-name="P6"><text:s text:c="2"/></text:p>
      <text:p text:style-name="P7">– <text:span text:style-name="T1">this function reads json data and parse premise, hypothesis and goldenLabel. </text:span>Given <text:span text:style-name="T1">premise and hypothesis </text:span>, compute jaccard coefficient. <text:span text:style-name="T1">Then find out maximum score. Then find two cut point cut1 and cut2 to classify into 3 classes. Cut1 is equal to <text:s/>maximum/3 and cut2 is 2 times of cut1. Thus the classifier is linear.</text:span></text:p>
      <text:p text:style-name="P6"/>
      <text:p text:style-name="P6">operationOnFile(fileNameToOperate:String)</text:p>
      <text:p text:style-name="P8">-<text:span text:style-name="T2">this function reads json data and parse premise, hypothesis; compute score as </text:span>jaccard coefficient. <text:span text:style-name="T2">Then comparing with the cut values, classify the pairs into one of the three three classes. It operates on a given file, and give the number of correct and incorrect pairs and also F1 score.</text:span></text:p>
      <text:p text:style-name="P8"/>
      <text:p text:style-name="P8">calculateF1(TP:Int, FP:Int, TN:Int, FN:Int)</text:p>
      <text:p text:style-name="P11">-calculate F1 values </text:p>
      <text:p text:style-name="P11"/>
      <text:p text:style-name="P11"><text:s/>classify(premise:String, hypothesis:String)</text:p>
      <text:p text:style-name="P12">– Given a pair of <text:s/>premise and hypothesis; first get score as jaccard coefficient and then classify the pair according to cut values. Idea is that CONTRADICTION has the lowest value, i.e., score&lt;cut1. If cut1&lt;=score&lt;=cut2, the it is classified as NEUTRAL. And the highest value indicates <text:span text:style-name="T5">class ENTAILMENT </text:span><text:span text:style-name="T6">when score&gt;cut2</text:span><text:span text:style-name="T5">. </text:span><text:span text:style-name="T8">It returns 2 for class</text:span><text:span text:style-name="T5"> ENTAILMENT, <text:s/></text:span><text:span text:style-name="T8">1 for class</text:span><text:span text:style-name="T5"> NEUTRAL </text:span><text:span text:style-name="T8">and 0 for class</text:span><text:span text:style-name="T5"> CONTRADICTION.</text:span></text:p>
      <text:p text:style-name="P12"><text:span text:style-name="T5"/></text:p>
      <text:p text:style-name="P12"><text:span text:style-name="T5">readJsonDataFile(fileNameToOperate:String)</text:span></text:p>
      <text:p text:style-name="P12"><text:span text:style-name="T5">– </text:span><text:span text:style-name="T7">This function reads json data from file and using json parser, loads them into variables.</text:span></text:p>
      <text:p text:style-name="P8"/>
      <text:p text:style-name="P8">JaccardCoefficient(premise:String, hypothesis:String)</text:p>
      <text:p text:style-name="P9">– <text:s/><text:span text:style-name="T4">Given a pair of <text:s/>premise and hypothesis, calculate </text:span>Jaccard Coefficient <text:span text:style-name="T10">and return this score to the caller.</text:span></text:p>
      <text:p text:style-name="P9"/>
      <text:p text:style-name="P9">loadInvertedIndex(premise:String)</text:p>
      <text:p text:style-name="P9">– <text:span text:style-name="T11">This function creates the index for a given sentence to store term frequency in that sentenc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>Answers</text:p>
      <text:p text:style-name="P13">Q1. classify("Two women are embracing while holding to go packages.","The men are fighting outside a deli.") <text:s/><text:span text:style-name="T14">returns 0 indicating CONTRADICTION.</text:span></text:p>
      <text:p text:style-name="P15">Classify returns 1 indicating <text:s/><text:span text:style-name="T4">NEUTRAL </text:span>and return 2 indicating <text:s/><text:span text:style-name="T9">ENTAILMENT.</text:span></text:p>
      <text:p text:style-name="P13"/>
      <text:p text:style-name="P14">Q2. </text:p>
      <text:p text:style-name="P14"/>
      <text:p text:style-name="P14">Q3. Feature and classifier selection:</text:p>
      <text:p text:style-name="P14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9:51:11.027291542</meta:creation-date>
    <dc:date>2019-05-01T21:37:45.019134925</dc:date>
    <meta:editing-duration>PT1H26M7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12" meta:character-count="2150" meta:non-whitespace-character-count="1840"/>
  </office:meta>
</office:document-meta>
</file>